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6939" officeooo:paragraph-rsid="00086939"/>
    </style:style>
    <style:style style:name="P2" style:family="paragraph" style:parent-style-name="Standard">
      <style:text-properties officeooo:rsid="00086939" officeooo:paragraph-rsid="00086939"/>
    </style:style>
    <style:style style:name="P3" style:family="paragraph" style:parent-style-name="Standard">
      <style:text-properties officeooo:rsid="000a13c1" officeooo:paragraph-rsid="000a13c1"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llian3;</text:p>
      <text:p text:style-name="P1"/>
      <text:p text:style-name="P1">import java.awt.Color;</text:p>
      <text:p text:style-name="P1">import java.awt.Container;</text:p>
      <text:p text:style-name="P1">import java.awt.FlowLayout;</text:p>
      <text:p text:style-name="P1">import java.awt.event.ActionEvent;</text:p>
      <text:p text:style-name="P1">import java.awt.event.ActionListener;</text:p>
      <text:p text:style-name="P1"/>
      <text:p text:style-name="P1">import javax.swing.*;</text:p>
      <text:p text:style-name="P1"/>
      <text:p text:style-name="P1">public class Tuxin extends JDialog{</text:p>
      <text:p text:style-name="P1"><text:s text:c="5"/>public Tuxin(JFrame frame){</text:p>
      <text:p text:style-name="P1"><text:s text:c="4"/><text:tab/> super(frame, "设置", true);</text:p>
      <text:p text:style-name="P1"><text:s text:c="4"/><text:tab/> setTitle("设置");</text:p>
      <text:p text:style-name="P1"><text:s text:c="4"/><text:tab/> setBackground(Color.green);</text:p>
      <text:p text:style-name="P1"><text:s text:c="4"/><text:tab/> setBounds(200, 200, 200, 200);</text:p>
      <text:p text:style-name="P1"><text:s text:c="4"/><text:tab/> Container c=getContentPane();</text:p>
      <text:p text:style-name="P1"><text:s text:c="4"/><text:tab/> c.setLayout(new FlowLayout(FlowLayout.LEFT));</text:p>
      <text:p text:style-name="P1"><text:s text:c="4"/><text:tab/> c.setBackground(Color.green);<text:span text:style-name="T1">//设置容器颜色</text:span></text:p>
      <text:p text:style-name="P1"><text:s text:c="4"/><text:tab/> JButton a1=new JButton("字体");</text:p>
      <text:p text:style-name="P1"><text:s text:c="4"/><text:tab/> a1.setBackground(Color.red);//<text:span text:style-name="T1">设置按钮颜色</text:span></text:p>
      <text:p text:style-name="P1"><text:s text:c="4"/><text:tab/> c.add(a1);</text:p>
      <text:p text:style-name="P1"><text:s text:c="4"/><text:tab/> </text:p>
      <text:p text:style-name="P1"><text:s text:c="5"/>}</text:p>
      <text:p text:style-name="P1"><text:tab/>public static void main(String[] args){</text:p>
      <text:p text:style-name="P1"><text:tab/><text:tab/>final JFrame jf=new JFrame("java窗体");</text:p>
      <text:p text:style-name="P1"><text:tab/><text:tab/>jf.setBounds(710, 290, 500, 500);</text:p>
      <text:p text:style-name="P1"><text:tab/><text:tab/>jf.setBackground(Color.BLUE);</text:p>
      <text:p text:style-name="P1"><text:tab/><text:tab/>jf.setDefaultCloseOperation(EXIT_ON_CLOSE);</text:p>
      <text:p text:style-name="P1"><text:tab/><text:tab/>Container c=jf.getContentPane();</text:p>
      <text:p text:style-name="P1"><text:tab/><text:tab/>c.setBackground(Color.BLUE);</text:p>
      <text:p text:style-name="P1"><text:tab/><text:tab/>c.setLayout(null);</text:p>
      <text:p text:style-name="P1"><text:tab/><text:tab/>JButton b1=new JButton("设置选项");</text:p>
      <text:p text:style-name="P1"><text:tab/><text:tab/>b1.setBackground(Color.orange);</text:p>
      <text:p text:style-name="P1"><text:tab/><text:tab/>b1.setBounds(0, 0, 70, 70);</text:p>
      <text:p text:style-name="P1"><text:tab/><text:tab/>c.add(b1);</text:p>
      <text:p text:style-name="P1"><text:tab/><text:tab/>jf.setVisible(true);</text:p>
      <text:p text:style-name="P1"><text:tab/> <text:s text:c="3"/>b1.addActionListener(new ActionListener() {</text:p>
      <text:p text:style-name="P1"><text:tab/><text:tab/><text:tab/></text:p>
      <text:p text:style-name="P1"><text:tab/><text:tab/><text:tab/>@Override</text:p>
      <text:p text:style-name="P1"><text:tab/><text:tab/><text:tab/>public void actionPerformed(ActionEvent e) {</text:p>
      <text:p text:style-name="P1"><text:tab/><text:tab/><text:tab/><text:tab/>Tuxin t=new Tuxin(jf);</text:p>
      <text:p text:style-name="P1"><text:tab/><text:tab/><text:tab/><text:tab/>t.setVisible(true);</text:p>
      <text:p text:style-name="P1"><text:tab/><text:tab/><text:tab/><text:tab/></text:p>
      <text:p text:style-name="P1"><text:tab/><text:tab/><text:tab/>}</text:p>
      <text:p text:style-name="P1"><text:tab/><text:tab/>});</text:p>
      <text:p text:style-name="P1"><text:tab/><text:tab/>}</text:p>
      <text:p text:style-name="P1"><text:tab/><text:tab/></text:p>
      <text:p text:style-name="P1"><text:tab/>}</text:p>
      <text:p text:style-name="P3">案例：</text:p>
      <text:p text:style-name="P3">public class Tuxin1 extends JFrame{</text:p>
      <text:p text:style-name="P3"><text:s text:c="8"/>public Tuxin1(){</text:p>
      <text:p text:style-name="P3"><text:soft-page-break/><text:s text:c="8"/><text:tab/>setTitle("面版测试");</text:p>
      <text:p text:style-name="P3"><text:s text:c="8"/><text:tab/>setBounds(650, 190, 700, 700);</text:p>
      <text:p text:style-name="P3"><text:s text:c="8"/><text:tab/>setDefaultCloseOperation(EXIT_ON_CLOSE);</text:p>
      <text:p text:style-name="P3"><text:s text:c="8"/><text:tab/>Container c=getContentPane();</text:p>
      <text:p text:style-name="P3"><text:s text:c="8"/><text:tab/>c.setLayout(new GridLayout(2,3));</text:p>
      <text:p text:style-name="P3"><text:s text:c="8"/><text:tab/>JPanel j1=new JPanel();</text:p>
      <text:p text:style-name="P3"><text:s text:c="8"/><text:tab/>j1.setLayout(new GridLayout(2,1,10,10));</text:p>
      <text:p text:style-name="P3"><text:s text:c="8"/><text:tab/>j1.setBackground(Color.green);</text:p>
      <text:p text:style-name="P3"><text:s text:c="8"/><text:tab/>j1.setBorder(BorderFactory.createTitledBorder("小面板1"));</text:p>
      <text:p text:style-name="P3"><text:s text:c="8"/><text:tab/>JButton b1=new JButton("开始"),b2=new JButton("结束");</text:p>
      <text:p text:style-name="P3"><text:s text:c="8"/><text:tab/>b1.setBackground(Color.blue);</text:p>
      <text:p text:style-name="P3"><text:s text:c="8"/><text:tab/>b2.setBackground(Color.lightGray);</text:p>
      <text:p text:style-name="P3"><text:s text:c="11"/>j1.add(b1);j1.add(b2);</text:p>
      <text:p text:style-name="P3"><text:s text:c="11"/>JPanel j2=new JPanel(new BorderLayout());</text:p>
      <text:p text:style-name="P3"><text:s text:c="11"/>j2.setBorder(BorderFactory.createTitledBorder("小面版2"));</text:p>
      <text:p text:style-name="P3"><text:s text:c="11"/>JButton c1=new JButton("文件"),c2=new JButton("编辑"),</text:p>
      <text:p text:style-name="P3"><text:s text:c="8"/><text:tab/><text:tab/> <text:s text:c="2"/>c3=new JButton("视图"),c4=new JButton("搜索"),</text:p>
      <text:p text:style-name="P3"><text:s text:c="8"/><text:tab/><text:tab/> <text:s text:c="2"/>c5=new JButton("工具");</text:p>
      <text:p text:style-name="P3"><text:s text:c="11"/>c1.setBackground(Color.cyan); c2.setBackground(Color.blue);</text:p>
      <text:p text:style-name="P3"><text:s text:c="11"/>c3.setBackground(Color.red); c4.setBackground(Color.DARK_GRAY);</text:p>
      <text:p text:style-name="P3"><text:s text:c="11"/>c5.setBackground(Color.magenta);</text:p>
      <text:p text:style-name="P3"><text:s text:c="11"/>j2.add(c1,BorderLayout.CENTER);//中部</text:p>
      <text:p text:style-name="P3"><text:s text:c="11"/>j2.add(c2,BorderLayout.EAST);//东部</text:p>
      <text:p text:style-name="P3"><text:s text:c="11"/>j2.add(c3,BorderLayout.WEST);//西部</text:p>
      <text:p text:style-name="P3"><text:s text:c="11"/>j2.add(c4,BorderLayout.SOUTH);//南部</text:p>
      <text:p text:style-name="P3"><text:s text:c="11"/>j2.add(c5,BorderLayout.NORTH);//北部</text:p>
      <text:p text:style-name="P3"><text:s text:c="10"/>c.add(j1);c.add(j2);</text:p>
      <text:p text:style-name="P3"><text:s text:c="10"/>JPanel j3=new JPanel(new FlowLayout(FlowLayout.CENTER,10,10));</text:p>
      <text:p text:style-name="P3"><text:s text:c="10"/>j3.setBackground(Color.orange);</text:p>
      <text:p text:style-name="P3"><text:s text:c="10"/>j3.setBorder(BorderFactory.createTitledBorder("小面版3"));</text:p>
      <text:p text:style-name="P3"><text:s text:c="12"/>JButton d1=new JButton("窗口");JButton d2=new JButton("帮助");</text:p>
      <text:p text:style-name="P3"><text:s text:c="10"/>d1.setBackground(Color.yellow);d2.setBackground(Color.pink);</text:p>
      <text:p text:style-name="P3"><text:s text:c="10"/>j3.add(d1);j3.add(d2);</text:p>
      <text:p text:style-name="P3"><text:s text:c="8"/><text:tab/>c.add(j3);</text:p>
      <text:p text:style-name="P3"><text:s text:c="8"/><text:tab/>JPanel j4=new JPanel(new GridLayout(3,1,10,10));</text:p>
      <text:p text:style-name="P3"><text:s text:c="8"/><text:tab/>j4.setBorder(BorderFactory.createTitledBorder("小面板4"));</text:p>
      <text:p text:style-name="P3"><text:s text:c="8"/><text:tab/>JButton e1=new JButton("新建");JButton e2=new JButton("打开");</text:p>
      <text:p text:style-name="P3"><text:s text:c="8"/><text:tab/>JButton e3=new JButton("关闭");</text:p>
      <text:p text:style-name="P3"><text:s text:c="8"/><text:tab/>e1.setBackground(Color.GREEN);e2.setBackground(Color.LIGHT_GRAY);</text:p>
      <text:p text:style-name="P3"><text:s text:c="8"/><text:tab/>e3.setBackground(Color.pink);</text:p>
      <text:p text:style-name="P3"><text:s text:c="8"/><text:tab/>c.add(e1);c.add(e2);c.add(e3);</text:p>
      <text:p text:style-name="P3"><text:s text:c="8"/><text:tab/>setVisible(true);</text:p>
      <text:p text:style-name="P3"><text:s text:c="8"/>}</text:p>
      <text:p text:style-name="P3"><text:tab/>public static void main(String[] args){</text:p>
      <text:p text:style-name="P3"><text:tab/><text:tab/>new Tuxin1();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8S</meta:editing-duration>
    <meta:editing-cycles>4</meta:editing-cycles>
    <meta:generator>LibreOffice/5.3.0.3$Windows_X86_64 LibreOffice_project/7074905676c47b82bbcfbea1aeefc84afe1c50e1</meta:generator>
    <dc:date>2017-12-23T19:22:30.638000000</dc:date>
    <meta:document-statistic meta:table-count="0" meta:image-count="0" meta:object-count="0" meta:page-count="2" meta:paragraph-count="96" meta:word-count="284" meta:character-count="3347" meta:non-whitespace-character-count="2677"/>
    <meta:user-defined meta:name="Info 1"/>
    <meta:user-defined meta:name="Info 2"/>
    <meta:user-defined meta:name="Info 3"/>
    <meta:user-defined meta:name="Info 4"/>
  </office:meta>
</office:document-meta>
</file>